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42875cm" style:use-optimal-column-width="true"/>
    </style:style>
    <style:style style:name="co2" style:family="table-column">
      <style:table-column-properties fo:break-before="auto" style:column-width="1.30527777777778cm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1.34055555555556cm" style:use-optimal-column-width="true"/>
    </style:style>
    <style:style style:name="co5" style:family="table-column">
      <style:table-column-properties fo:break-before="auto" style:column-width="2.29305555555556cm" style:use-optimal-column-width="true"/>
    </style:style>
    <style:style style:name="co6" style:family="table-column">
      <style:table-column-properties fo:break-before="auto" style:column-width="2.68111111111111cm" style:use-optimal-column-width="true"/>
    </style:style>
    <style:style style:name="co7" style:family="table-column">
      <style:table-column-properties fo:break-before="auto" style:column-width="2.68111111111111cm"/>
    </style:style>
    <style:style style:name="co8" style:family="table-column">
      <style:table-column-properties fo:break-before="auto" style:column-width="3.42194444444444cm"/>
    </style:style>
    <style:style style:name="co9" style:family="table-column">
      <style:table-column-properties fo:break-before="auto" style:column-width="1.83444444444444cm"/>
    </style:style>
    <style:style style:name="co10" style:family="table-column">
      <style:table-column-properties fo:break-before="auto" style:column-width="3.42194444444444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inal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16362" table:default-cell-style-name="ce1"/>
        <table:table-row table:style-name="ro1">
          <table:table-cell office:value-type="string" table:style-name="ce1">
            <text:p>Animal</text:p>
          </table:table-cell>
          <table:table-cell office:value-type="string" table:style-name="ce1">
            <text:p>Group</text:p>
          </table:table-cell>
          <table:table-cell office:value-type="string" table:style-name="ce1">
            <text:p>timepoint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01" table:style-name="ce2">
            <text:p>3001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03" table:style-name="ce2">
            <text:p>3003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04" table:style-name="ce2">
            <text:p>3004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06" table:style-name="ce2">
            <text:p>3006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07" table:style-name="ce2">
            <text:p>3007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08" table:style-name="ce2">
            <text:p>3008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16" table:style-name="ce2">
            <text:p>301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22" table:style-name="ce2">
            <text:p>302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24" table:style-name="ce2">
            <text:p>302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26" table:style-name="ce2">
            <text:p>302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27" table:style-name="ce2">
            <text:p>302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28" table:style-name="ce2">
            <text:p>3028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29" table:style-name="ce2">
            <text:p>3029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30" table:style-name="ce2">
            <text:p>3030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32" table:style-name="ce2">
            <text:p>303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34" table:style-name="ce2">
            <text:p>303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35" table:style-name="ce2">
            <text:p>3035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37" table:style-name="ce2">
            <text:p>303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38" table:style-name="ce2">
            <text:p>3038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43" table:style-name="ce2">
            <text:p>304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71" table:style-name="ce2">
            <text:p>3071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72" table:style-name="ce2">
            <text:p>307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73" table:style-name="ce2">
            <text:p>307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74" table:style-name="ce2">
            <text:p>307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075" table:style-name="ce2">
            <text:p>3075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06" table:style-name="ce2">
            <text:p>310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07" table:style-name="ce2">
            <text:p>310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16" table:style-name="ce2">
            <text:p>311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18" table:style-name="ce2">
            <text:p>3118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19" table:style-name="ce2">
            <text:p>3119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20" table:style-name="ce2">
            <text:p>3120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24" table:style-name="ce2">
            <text:p>312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26" table:style-name="ce2">
            <text:p>312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27" table:style-name="ce2">
            <text:p>312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28" table:style-name="ce2">
            <text:p>3128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39" table:style-name="ce2">
            <text:p>3139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41" table:style-name="ce2">
            <text:p>3141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43" table:style-name="ce2">
            <text:p>314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44" table:style-name="ce2">
            <text:p>3144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52" table:style-name="ce2">
            <text:p>315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53" table:style-name="ce2">
            <text:p>315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54" table:style-name="ce1">
            <text:p>315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62" table:style-name="ce1">
            <text:p>316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164" table:style-name="ce1">
            <text:p>316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209" table:style-name="ce3">
            <text:p>3209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210" table:style-name="ce3">
            <text:p>3210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217" table:style-name="ce3">
            <text:p>321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3218" table:style-name="ce3">
            <text:p>3218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2 day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01" table:style-name="ce2">
            <text:p>3001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03" table:style-name="ce2">
            <text:p>3003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04" table:style-name="ce2">
            <text:p>3004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06" table:style-name="ce2">
            <text:p>3006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07" table:style-name="ce2">
            <text:p>3007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08" table:style-name="ce2">
            <text:p>3008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16" table:style-name="ce2">
            <text:p>301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22" table:style-name="ce2">
            <text:p>302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24" table:style-name="ce2">
            <text:p>302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26" table:style-name="ce2">
            <text:p>302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27" table:style-name="ce2">
            <text:p>302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28" table:style-name="ce2">
            <text:p>3028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29" table:style-name="ce2">
            <text:p>3029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30" table:style-name="ce2">
            <text:p>3030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32" table:style-name="ce2">
            <text:p>303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34" table:style-name="ce2">
            <text:p>303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35" table:style-name="ce2">
            <text:p>3035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37" table:style-name="ce2">
            <text:p>303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38" table:style-name="ce2">
            <text:p>3038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43" table:style-name="ce2">
            <text:p>304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71" table:style-name="ce2">
            <text:p>3071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72" table:style-name="ce2">
            <text:p>307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73" table:style-name="ce2">
            <text:p>307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74" table:style-name="ce2">
            <text:p>307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075" table:style-name="ce2">
            <text:p>3075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06" table:style-name="ce2">
            <text:p>310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07" table:style-name="ce2">
            <text:p>310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16" table:style-name="ce2">
            <text:p>311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18" table:style-name="ce2">
            <text:p>3118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19" table:style-name="ce2">
            <text:p>3119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20" table:style-name="ce2">
            <text:p>3120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24" table:style-name="ce2">
            <text:p>312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26" table:style-name="ce2">
            <text:p>312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27" table:style-name="ce2">
            <text:p>312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28" table:style-name="ce2">
            <text:p>3128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39" table:style-name="ce2">
            <text:p>3139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41" table:style-name="ce2">
            <text:p>3141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43" table:style-name="ce2">
            <text:p>314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44" table:style-name="ce2">
            <text:p>3144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52" table:style-name="ce2">
            <text:p>315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53" table:style-name="ce2">
            <text:p>315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54" table:style-name="ce1">
            <text:p>315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62" table:style-name="ce1">
            <text:p>316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164" table:style-name="ce1">
            <text:p>316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209" table:style-name="ce3">
            <text:p>3209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210" table:style-name="ce3">
            <text:p>3210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217" table:style-name="ce3">
            <text:p>321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3218" table:style-name="ce3">
            <text:p>3218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9 days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01" table:style-name="ce2">
            <text:p>3001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03" table:style-name="ce2">
            <text:p>3003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04" table:style-name="ce2">
            <text:p>3004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06" table:style-name="ce2">
            <text:p>3006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07" table:style-name="ce2">
            <text:p>3007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08" table:style-name="ce2">
            <text:p>3008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16" table:style-name="ce2">
            <text:p>301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22" table:style-name="ce2">
            <text:p>302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24" table:style-name="ce2">
            <text:p>302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26" table:style-name="ce2">
            <text:p>302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27" table:style-name="ce2">
            <text:p>302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28" table:style-name="ce2">
            <text:p>3028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29" table:style-name="ce2">
            <text:p>3029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30" table:style-name="ce2">
            <text:p>3030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32" table:style-name="ce2">
            <text:p>303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34" table:style-name="ce2">
            <text:p>303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35" table:style-name="ce2">
            <text:p>3035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37" table:style-name="ce2">
            <text:p>303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38" table:style-name="ce2">
            <text:p>3038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43" table:style-name="ce2">
            <text:p>304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71" table:style-name="ce2">
            <text:p>3071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72" table:style-name="ce2">
            <text:p>307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73" table:style-name="ce2">
            <text:p>307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74" table:style-name="ce2">
            <text:p>307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075" table:style-name="ce2">
            <text:p>3075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06" table:style-name="ce2">
            <text:p>310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07" table:style-name="ce2">
            <text:p>310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16" table:style-name="ce2">
            <text:p>311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18" table:style-name="ce2">
            <text:p>3118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19" table:style-name="ce2">
            <text:p>3119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20" table:style-name="ce2">
            <text:p>3120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24" table:style-name="ce2">
            <text:p>312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26" table:style-name="ce2">
            <text:p>312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27" table:style-name="ce2">
            <text:p>312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28" table:style-name="ce2">
            <text:p>3128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39" table:style-name="ce2">
            <text:p>3139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41" table:style-name="ce2">
            <text:p>3141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43" table:style-name="ce2">
            <text:p>314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44" table:style-name="ce2">
            <text:p>3144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52" table:style-name="ce2">
            <text:p>315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53" table:style-name="ce2">
            <text:p>315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54" table:style-name="ce1">
            <text:p>315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62" table:style-name="ce1">
            <text:p>316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164" table:style-name="ce1">
            <text:p>316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209" table:style-name="ce3">
            <text:p>3209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210" table:style-name="ce3">
            <text:p>3210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217" table:style-name="ce3">
            <text:p>321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3218" table:style-name="ce3">
            <text:p>3218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1 mon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01" table:style-name="ce2">
            <text:p>3001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03" table:style-name="ce2">
            <text:p>3003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04" table:style-name="ce2">
            <text:p>3004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06" table:style-name="ce2">
            <text:p>3006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07" table:style-name="ce2">
            <text:p>3007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08" table:style-name="ce2">
            <text:p>3008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16" table:style-name="ce2">
            <text:p>301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22" table:style-name="ce2">
            <text:p>302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24" table:style-name="ce2">
            <text:p>302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26" table:style-name="ce2">
            <text:p>302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27" table:style-name="ce2">
            <text:p>302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28" table:style-name="ce2">
            <text:p>3028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29" table:style-name="ce2">
            <text:p>3029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30" table:style-name="ce2">
            <text:p>3030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32" table:style-name="ce2">
            <text:p>303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34" table:style-name="ce2">
            <text:p>303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35" table:style-name="ce2">
            <text:p>3035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37" table:style-name="ce2">
            <text:p>303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38" table:style-name="ce2">
            <text:p>3038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43" table:style-name="ce2">
            <text:p>304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71" table:style-name="ce2">
            <text:p>3071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72" table:style-name="ce2">
            <text:p>307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73" table:style-name="ce2">
            <text:p>307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74" table:style-name="ce2">
            <text:p>307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075" table:style-name="ce2">
            <text:p>3075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06" table:style-name="ce2">
            <text:p>310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07" table:style-name="ce2">
            <text:p>310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16" table:style-name="ce2">
            <text:p>311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18" table:style-name="ce2">
            <text:p>3118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19" table:style-name="ce2">
            <text:p>3119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20" table:style-name="ce2">
            <text:p>3120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24" table:style-name="ce2">
            <text:p>312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26" table:style-name="ce2">
            <text:p>3126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27" table:style-name="ce2">
            <text:p>312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28" table:style-name="ce2">
            <text:p>3128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39" table:style-name="ce2">
            <text:p>3139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41" table:style-name="ce2">
            <text:p>3141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43" table:style-name="ce2">
            <text:p>314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44" table:style-name="ce2">
            <text:p>3144</text:p>
          </table:table-cell>
          <table:table-cell office:value-type="string" table:style-name="ce1">
            <text:p>Sham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52" table:style-name="ce2">
            <text:p>315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53" table:style-name="ce2">
            <text:p>3153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54" table:style-name="ce1">
            <text:p>315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62" table:style-name="ce1">
            <text:p>3162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164" table:style-name="ce1">
            <text:p>3164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209" table:style-name="ce3">
            <text:p>3209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210" table:style-name="ce3">
            <text:p>3210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217" table:style-name="ce3">
            <text:p>3217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style-name="ro1">
          <table:table-cell office:value-type="float" office:value="3218" table:style-name="ce3">
            <text:p>3218</text:p>
          </table:table-cell>
          <table:table-cell office:value-type="string" table:style-name="ce1">
            <text:p>Injury</text:p>
          </table:table-cell>
          <table:table-cell office:value-type="string" table:style-name="ce1">
            <text:p>5 mon</text:p>
          </table:table-cell>
          <table:table-cell table:number-columns-repeated="16381"/>
        </table:table-row>
        <table:table-row table:number-rows-repeated="10483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Gregory Smith</meta:initial-creator>
    <dc:creator>Gregory Smith</dc:creator>
    <meta:creation-date>2019-11-18T09:44:23Z</meta:creation-date>
    <dc:date>2019-12-18T23:16:00Z</dc:date>
    <meta:editing-cycles>11</meta:editing-cycles>
    <meta:editing-duration>PT76350S</meta:editing-duration>
  </office:meta>
</office:document-meta>
</file>